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12pt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Pays éliminés de la liste</text:span> : <text:span text:style-name="T3">Liechtenstein, </text:span><text:span text:style-name="T6">Monténégro, </text:span><text:span text:style-name="T3">Serbie, Kosovo, Albanie.</text:span></text:p>
      <text:p text:style-name="P1"><text:span text:style-name="T5"/></text:p>
      <text:p text:style-name="P1"><text:span text:style-name="T5">Données téléchargées en fonction de dates différentes</text:span><text:span text:style-name="T4"> : le salaire horaire pour la Grèce et la Croatie qui est daté des données de l'année 2010 au lieu de 2014 comme les autres.</text:span></text:p>
      <text:p text:style-name="P2"/>
      <text:p text:style-name="P2"><text:span text:style-name="T1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kim Bird</meta:initial-creator>
    <meta:creation-date>2017-05-01T11:49:44.34</meta:creation-date>
    <meta:document-statistic meta:table-count="0" meta:image-count="0" meta:object-count="0" meta:page-count="1" meta:paragraph-count="2" meta:word-count="43" meta:character-count="256"/>
    <dc:date>2017-05-01T11:53:52.66</dc:date>
    <dc:creator>Mokim Bird</dc:creator>
    <meta:editing-duration>PT4M9S</meta:editing-duration>
    <meta:editing-cycles>1</meta:editing-cycles>
    <meta:generator>OpenOffice/4.1.3$Win32 OpenOffice.org_project/413m1$Build-9783</meta:generator>
  </office:meta>
</office:document-meta>
</file>